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74910794" text:style-name="L1">
        <text:list-item>
          <text:p text:style-name="P1"><text:bookmark text:name="yui_3_17_2_1_1669497634025_560"/><text:bookmark text:name="yui_3_17_2_1_1669497634025_559"/><text:bookmark text:name="yui_3_17_2_1_1669497634025_561"/>Principle #1 – Metalaerning – Figuring out the way that the subject or skill should be learned.</text:p>
        </text:list-item>
        <text:list-item>
          <text:p text:style-name="P1"><text:bookmark text:name="yui_3_17_2_1_1669497634025_563"/><text:bookmark text:name="yui_3_17_2_1_1669497634025_564"/>Principle #2 – Focus – Zooming in on the subject to the neglect of many other things. Making a job of getting good at whatever the goal is.</text:p>
        </text:list-item>
        <text:list-item>
          <text:p text:style-name="P1"><text:bookmark text:name="yui_3_17_2_1_1669497634025_566"/><text:bookmark text:name="yui_3_17_2_1_1669497634025_567"/>Principle #3 – Directness – Seeking to gain the information or skill in as close to the setting as it can be applied.</text:p>
        </text:list-item>
        <text:list-item>
          <text:p text:style-name="P1"><text:bookmark text:name="yui_3_17_2_1_1669497634025_569"/><text:bookmark text:name="yui_3_17_2_1_1669497634025_570"/>Principle #4 – Drill – Figuring out where the choke points are in learning or proficiency, breaking those down, and practicing them until proficiency is achieved.</text:p>
        </text:list-item>
        <text:list-item>
          <text:p text:style-name="P1"><text:bookmark text:name="yui_3_17_2_1_1669497634025_572"/><text:bookmark text:name="yui_3_17_2_1_1669497634025_573"/>Principle #5 – Retrieval – Using testing (of various sorts) to embed information well so that skills and knowledge are retained and progress can be made.</text:p>
        </text:list-item>
        <text:list-item>
          <text:p text:style-name="P1"><text:bookmark text:name="yui_3_17_2_1_1669497634025_575"/><text:bookmark text:name="yui_3_17_2_1_1669497634025_576"/>Principle #6 – Feedback – Going through the discomfort of feedback so that problems can be corrected as quickly as possible.</text:p>
        </text:list-item>
        <text:list-item>
          <text:p text:style-name="P1"><text:bookmark text:name="yui_3_17_2_1_1669497634025_578"/><text:bookmark text:name="yui_3_17_2_1_1669497634025_579"/>Principle #7 – Retention – Creating a plan to maintain important proficiencies, depending on the nature of the skill.</text:p>
        </text:list-item>
        <text:list-item>
          <text:p text:style-name="P1"><text:bookmark text:name="yui_3_17_2_1_1669497634025_581"/><text:bookmark text:name="yui_3_17_2_1_1669497634025_582"/>Principle #8 – Intuition – Making the “why” connections on the topic to help make further learning on the subject easier.</text:p>
        </text:list-item>
        <text:list-item>
          <text:p text:style-name="P1">Principle #9 – Experimentation – Changing methods when something isn’t working, even if it worked earlier on.</text:p>
        </text:list-item>
      </text:list>
      <text:p text:style-name="Standard"/>
      <text:h text:style-name="Heading_20_3" text:outline-level="3">2. The 9 Steps of Ultralearning</text:h>
      <text:p text:style-name="Text_20_body">The nine principles are…</text:p>
      <text:list xml:id="list2644136707" text:style-name="L2">
        <text:list-item>
          <text:p text:style-name="P3"><text:span text:style-name="Strong_20_Emphasis">Metalearning: First Draw a Map.</text:span> Start by learning how to learn the subject or skill you want to tackle. Learn how to do good research and how to draw on your past competencies to learn new skills more easily. </text:p>
        </text:list-item>
        <text:list-item>
          <text:p text:style-name="P3"><text:span text:style-name="Strong_20_Emphasis">Focus: Sharpen Your Knife. </text:span>Cultivate the ability to concentrate. Carve out chunks of time when you can focus on learning, and make it easy to just do it. The problems related to focus are three: </text:p>
          <text:list>
            <text:list-item>
              <text:p text:style-name="P3"><text:span text:style-name="T1">Starting</text:span>: tell yourself you can do just a few minutes before taking a break. That’s often enough to get you going. Then you can move to the Pomodoro Technique: 20 minutes of focus and 5 minutes break. </text:p>
            </text:list-item>
            <text:list-item>
              <text:p text:style-name="P3"><text:span text:style-name="T1">Sustaining</text:span> (aka: getting distracted): don’t worry about having long stretches of time. Learn to focus as much as possible even when you have little time. </text:p>
            </text:list-item>
            <text:list-item>
              <text:p text:style-name="P3"><text:span text:style-name="T1">Optimizing</text:span>: complex tasks may benefit from low arousals, such as no noise whatsoever, but simpler tasks may benefit from a place like a workshop. But ultimately, you need to test it for yourself </text:p>
            </text:list-item>
          </text:list>
        </text:list-item>
        <text:list-item>
          <text:p text:style-name="P3"><text:span text:style-name="Strong_20_Emphasis">Directness: Go Straight Ahead. </text:span>Learn by doing the thing you want to become good at. Don’t trade if off for other tasks, just because those are more convenient or comfortable. </text:p>
        </text:list-item>
        <text:list-item>
          <text:p text:style-name="P3"><text:soft-page-break/><text:span text:style-name="Strong_20_Emphasis">Drill: Attack Your Weakest Point.</text:span> Be ruthless in improving your weakest points. Break down complex skills into small parts; then master those parts and build them back together again. </text:p>
        </text:list-item>
        <text:list-item>
          <text:p text:style-name="P3"><text:span text:style-name="Strong_20_Emphasis">Retrieval: Test to Learn.</text:span> Testing isn’t simply a way of assessing knowledge but a way of creating it. Test yourself before you feel confident, and push yourself to actively recall information rather than passively review it. </text:p>
          <text:list>
            <text:list-item>
              <text:p text:style-name="P3"><text:span text:style-name="T1">Forward testing</text:span>: Retrieval helps you learn and remember even before you even begin studying!  </text:p>
            </text:list-item>
            <text:list-item>
              <text:p text:style-name="P3">Take notes as questions instead of answers </text:p>
            </text:list-item>
          </text:list>
        </text:list-item>
        <text:list-item>
          <text:p text:style-name="P3"><text:span text:style-name="Strong_20_Emphasis">Feedback: Don’t Dodge the Punches. </text:span>Feedback is harsh and uncomfortable. Know how to use it without letting your ego get in the way. Extract the signal from the noise, so you know what to pay attention to and what to ignore.<text:line-break/>The 3 types of feedback are: </text:p>
          <text:list>
            <text:list-item>
              <text:p text:style-name="P3"><text:span text:style-name="T1">Outcome feedback</text:span>: less useful, but can help </text:p>
            </text:list-item>
            <text:list-item>
              <text:p text:style-name="P3"><text:span text:style-name="T1">Informational feedback</text:span>: provides more precise information on what you did well or bad </text:p>
            </text:list-item>
            <text:list-item>
              <text:p text:style-name="P3"><text:span text:style-name="T1">Corrective feedback</text:span>: provides information on what you did well or not good, plus how you can fix it </text:p>
            </text:list-item>
            <text:list-item>
              <text:p text:style-name="P3"><text:span text:style-name="T1">Praise can be harmful</text:span>: “When feedback steers into evaluations of you as an individual (e.g., “You’re so smart!” or “You’re lazy”), it usually has a negative impact on learning” </text:p>
            </text:list-item>
          </text:list>
        </text:list-item>
        <text:list-item>
          <text:p text:style-name="P3"><text:span text:style-name="Strong_20_Emphasis">Retention: Don’t Fill a Leaky Bucket. </text:span>Understand what you forget and why. Learn to remember things not just for now but forever. </text:p>
        </text:list-item>
        <text:list-item>
          <text:p text:style-name="P3"><text:span text:style-name="Strong_20_Emphasis">Intuition: Dig Deep Before Building Up. </text:span>Develop your intuition through play and exploration of concepts and skills. Understand how understanding works, and avoid having recourse to cheap tricks of memorization to avoid deeply knowing things. </text:p>
          <text:list>
            <text:list-item>
              <text:p text:style-name="P3"><text:span text:style-name="T1">Struggle timer</text:span>: don’t give up too early, give yourself a struggle time during which you’ll just keep enduring and trying </text:p>
            </text:list-item>
            <text:list-item>
              <text:p text:style-name="P3"><text:span text:style-name="T1">Prove things</text:span>: don’t just understand things, but try to prove them </text:p>
            </text:list-item>
            <text:list-item>
              <text:p text:style-name="P3"><text:span text:style-name="T1">Always start with a concrete example</text:span>: most people learn abstract, general rules only after being exposed to many concrete examples. When you don’t have an example, try to come up with one. If you can’t you haven’t learned the principle </text:p>
            </text:list-item>
            <text:list-item>
              <text:p text:style-name="P3"><text:span text:style-name="T1">Ask yourself lots of questions, even dumb ones</text:span>: don’t fool yourself, and you’re the easiest one to fool </text:p>
            </text:list-item>
          </text:list>
        </text:list-item>
        <text:list-item>
          <text:p text:style-name="P3"><text:span text:style-name="Strong_20_Emphasis">Experimentation: Explore Outside Your Comfort Zone. </text:span>The mindset of experimentation is a more advanced form <text:a xlink:type="simple" xlink:href="https://thepowermoves.com/mindset-carol-dweck-summary/" text:style-name="Internet_20_link" text:visited-style-name="Visited_20_Internet_20_Link">of a growth mindset from Carol Dweck</text:a>. It doesn’t just assume growth is possible, but enacts a strategy.<text:span text:style-name="Strong_20_Emphasis"><text:line-break/></text:span>All these principles are only starting points. World-class mastery comes from exploring possibilities they haven’t yet imagined. And the better you become, the more you need to experiment. </text:p>
          <text:list>
            <text:list-item>
              <text:p text:style-name="P3">Copy and create </text:p>
            </text:list-item>
            <text:list-item>
              <text:p text:style-name="P3">Compare methods side by side </text:p>
            </text:list-item>
            <text:list-item>
              <text:p text:style-name="P3">Introduce new constraints </text:p>
            </text:list-item>
            <text:list-item>
              <text:p text:style-name="P3">Combine two different skills </text:p>
            </text:list-item>
            <text:list-item>
              <text:p text:style-name="P2">Explore the extremes </text:p>
            </text:list-item>
          </text:list>
        </text:list-item>
      </text:list>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22:34:50.310410162</meta:creation-date>
    <dc:date>2022-11-26T22:36:23.997562447</dc:date>
    <meta:editing-duration>PT31S</meta:editing-duration>
    <meta:editing-cycles>2</meta:editing-cycles>
    <meta:generator>LibreOffice/6.4.7.2$Linux_X86_64 LibreOffice_project/40$Build-2</meta:generator>
    <meta:document-statistic meta:table-count="0" meta:image-count="0" meta:object-count="0" meta:page-count="3" meta:paragraph-count="38" meta:word-count="850" meta:character-count="5009" meta:non-whitespace-character-count="4187"/>
  </office:meta>
</office:document-meta>
</file>